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11621in" fo:padding-bottom="0.11621in" fo:padding-left="0.11621in" fo:padding-right="0.11621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518">
      <style:graphic-properties draw:fill="none" draw:stroke="solid" svg:stroke-width="0.01042in" svg:stroke-color="#87919c" svg:stroke-opacity="60%" svg:stroke-linecap="round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1042in" svg:stroke-color="#87919c" svg:stroke-opacity="60%" svg:stroke-linecap="round"/>
    </style:style>
    <style:style style:family="graphic" style:name="a531">
      <style:graphic-properties/>
    </style:style>
    <style:style style:family="graphic" style:name="a500" style:parent-style-name="Graphics">
      <style:graphic-properties draw:fill="none" draw:stroke="none"/>
    </style:style>
    <style:style style:family="drawing-page" style:name="a502">
      <style:drawing-page-properties draw:fill="gradient" draw:fill-gradient-name="a5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gradient" draw:fill-gradient-name="a4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11621in" fo:padding-bottom="0.11621in" fo:padding-left="0.11621in" fo:padding-right="0.11621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522">
      <style:graphic-properties draw:fill="none" draw:stroke="solid" svg:stroke-width="0.01042in" svg:stroke-color="#87919c" svg:stroke-opacity="60%" svg:stroke-linecap="round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11621in" fo:padding-bottom="0.11621in" fo:padding-left="0.11621in" fo:padding-right="0.11621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042in" svg:stroke-color="#87919c" svg:stroke-opacity="60%" svg:stroke-linecap="round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11621in" fo:padding-bottom="0.11621in" fo:padding-left="0.11621in" fo:padding-right="0.11621in" draw:textarea-vertical-align="middle" draw:textarea-horizontal-align="center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11621in" fo:padding-bottom="0.11621in" fo:padding-left="0.11621in" fo:padding-right="0.11621in" draw:textarea-vertical-align="top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none" draw:stroke="solid" svg:stroke-width="0.01042in" svg:stroke-color="#87919c" svg:stroke-opacity="60%" svg:stroke-linecap="round"/>
    </style:style>
    <text:list-style style:name="a51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</office:automatic-styles>
  <office:body>
    <office:presentation>
      <draw:page draw:name="Slide1" draw:style-name="a499" draw:master-page-name="Master1-Layout1-title-Title-Slide" presentation:presentation-page-layout-name="Master1-PPL1" draw:id="Slide-256">
        <draw:frame draw:id="id112" draw:style-name="a500" draw:transform="translate(-3.67924in -1.44727in) rotate(-5.49779) translate(8.67598in 2.75572in)" draw:name="Imagem 3" svg:width="7.35849in" svg:height="2.89454in" style:rel-width="scale" style:rel-height="scale">
          <draw:image xlink:href="media/image1.png" xlink:type="simple" xlink:show="embed" xlink:actuate="onLoad"/>
          <svg:title/>
          <svg:desc>Uma imagem com preto, escuridão

Descrição gerada automaticamente</svg:desc>
        </draw:frame>
      </draw:page>
      <draw:page draw:name="Slide2" draw:style-name="a502" draw:master-page-name="Master1-Layout2-obj-Title-and-Content" presentation:presentation-page-layout-name="Master1-PPL2" draw:id="Slide-257">
        <draw:frame draw:id="id113" presentation:style-name="a506" draw:name="Título 1" svg:x="0.74826in" svg:y="4.90741in" svg:width="9.33333in" svg:height="1.64815in" presentation:class="title" presentation:placeholder="false">
          <draw:text-box>
            <text:p text:style-name="a505" text:class-names="" text:cond-style-name=""><text:span text:style-name="a503" text:class-names="">Escolas Superiores do Instituto</text:span><text:span text:style-name="a504" text:class-names=""/></text:p>
          </draw:text-box>
          <svg:title/>
          <svg:desc/>
        </draw:frame>
        <draw:g draw:name="Marcador de Posição de Conteúdo 87" draw:id="id124" draw:style-name="a531">
          <svg:title/>
          <svg:desc/>
          <draw:custom-shape svg:x="4.76552in" svg:y="0.75159in" svg:width="1.29883in" svg:height="0.84424in" draw:id="id114" draw:style-name="a513">
            <svg:title/>
            <svg:desc/>
            <text:p text:style-name="a509" text:class-names="" text:cond-style-name=""><text:span text:style-name="a507" text:class-names="">IPLeiria</text:span><text:span text:style-name="a508" text:class-names=""><text:s text:c="1"/></text:span></text:p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187648 771971" draw:enhanced-path="M 0 128664 C 0 57605 57605 0 128664 0 L 1058984 0 C 1130043 0 1187648 57605 1187648 128664 L 1187648 643307 C 1187648 714366 1130043 771971 1058984 771971 L 128664 771971 C 57605 771971 0 714366 0 643307 L 0 12866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87648"/>
              <draw:equation draw:name="f7" draw:formula="?f4 / 771971"/>
              <draw:equation draw:name="f8" draw:formula="0 * ?f5 / 1187648"/>
              <draw:equation draw:name="f9" draw:formula="128664 * ?f4 / 771971"/>
              <draw:equation draw:name="f10" draw:formula="128664 * ?f5 / 1187648"/>
              <draw:equation draw:name="f11" draw:formula="0 * ?f4 / 771971"/>
              <draw:equation draw:name="f12" draw:formula="1058984 * ?f5 / 1187648"/>
              <draw:equation draw:name="f13" draw:formula="1187648 * ?f5 / 1187648"/>
              <draw:equation draw:name="f14" draw:formula="643307 * ?f4 / 771971"/>
              <draw:equation draw:name="f15" draw:formula="771971 * ?f4 / 771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72895in" svg:y="1.17371in" svg:width="3.37196in" svg:height="3.37196in" draw:id="id115" draw:style-name="a514">
            <svg:title/>
            <svg:desc/>
            <draw:enhanced-geometry xmlns:dr3d="urn:oasis:names:tc:opendocument:xmlns:dr3d:1.0" draw:type="non-primitive" svg:viewBox="0 0 3083317 3083317" draw:enhanced-path="M 2143633 122384 A ?f54 ?f55 ?f56 ?f57 2143633 122384 ?f51 ?f53  W ?f58 ?f59 ?f60 ?f61 2143633 122384 ?f51 ?f53 N" draw:text-areas="?f11 ?f13 ?f12 ?f14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3083317"/>
              <draw:equation draw:name="f10" draw:formula="?f6 / 3083317"/>
              <draw:equation draw:name="f11" draw:formula="0 / ?f9"/>
              <draw:equation draw:name="f12" draw:formula="3083317 / ?f9"/>
              <draw:equation draw:name="f13" draw:formula="0 / ?f10"/>
              <draw:equation draw:name="f14" draw:formula="3083317 / ?f10"/>
              <draw:equation draw:name="f15" draw:formula="21550000 - 1960443"/>
              <draw:equation draw:name="f16" draw:formula="if(?f15, 1960443, 21550000)"/>
              <draw:equation draw:name="f17" draw:formula="-21550000 - ?f16"/>
              <draw:equation draw:name="f18" draw:formula="if(?f17, -21550000, ?f16)"/>
              <draw:equation draw:name="f19" draw:formula="17579032 + ?f18"/>
              <draw:equation draw:name="f20" draw:formula="17579032 + ?f1"/>
              <draw:equation draw:name="f21" draw:formula="?f20 * ?f8 / ?f0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1541658"/>
              <draw:equation draw:name="f26" draw:formula="sin(?f22)"/>
              <draw:equation draw:name="f27" draw:formula="0 - ?f26"/>
              <draw:equation draw:name="f28" draw:formula="?f27 * 1541658"/>
              <draw:equation draw:name="f29" draw:formula="sqrt(?f25 * ?f25 + ?f28 * ?f28 + 0 * 0)"/>
              <draw:equation draw:name="f30" draw:formula="1541658 * 1541658 / ?f29"/>
              <draw:equation draw:name="f31" draw:formula="?f27 * ?f30"/>
              <draw:equation draw:name="f32" draw:formula="2143633 - ?f31"/>
              <draw:equation draw:name="f33" draw:formula="?f24 * ?f30"/>
              <draw:equation draw:name="f34" draw:formula="122384 - ?f33"/>
              <draw:equation draw:name="f35" draw:formula="?f32 - 1541658"/>
              <draw:equation draw:name="f36" draw:formula="?f34 - 1541658"/>
              <draw:equation draw:name="f37" draw:formula="?f32 + 1541658"/>
              <draw:equation draw:name="f38" draw:formula="?f34 + 1541658"/>
              <draw:equation draw:name="f39" draw:formula="?f19 + ?f1"/>
              <draw:equation draw:name="f40" draw:formula="?f39 * ?f8 / ?f0"/>
              <draw:equation draw:name="f41" draw:formula="0 - ?f40"/>
              <draw:equation draw:name="f42" draw:formula="cos(?f41)"/>
              <draw:equation draw:name="f43" draw:formula="0 - ?f42"/>
              <draw:equation draw:name="f44" draw:formula="?f43 * 1541658"/>
              <draw:equation draw:name="f45" draw:formula="sin(?f41)"/>
              <draw:equation draw:name="f46" draw:formula="0 - ?f45"/>
              <draw:equation draw:name="f47" draw:formula="?f46 * 1541658"/>
              <draw:equation draw:name="f48" draw:formula="sqrt(?f44 * ?f44 + ?f47 * ?f47 + 0 * 0)"/>
              <draw:equation draw:name="f49" draw:formula="1541658 * 1541658 / ?f48"/>
              <draw:equation draw:name="f50" draw:formula="?f46 * ?f49"/>
              <draw:equation draw:name="f51" draw:formula="?f32 + ?f50"/>
              <draw:equation draw:name="f52" draw:formula="?f43 * ?f49"/>
              <draw:equation draw:name="f53" draw:formula="?f34 + ?f52"/>
              <draw:equation draw:name="f54" draw:formula="if(?f18, 2143633, ?f35)"/>
              <draw:equation draw:name="f55" draw:formula="if(?f18, 122384, ?f36)"/>
              <draw:equation draw:name="f56" draw:formula="if(?f18, 2143633, ?f37)"/>
              <draw:equation draw:name="f57" draw:formula="if(?f18, 122384, ?f38)"/>
              <draw:equation draw:name="f58" draw:formula="if(?f18, ?f35, ?f51)"/>
              <draw:equation draw:name="f59" draw:formula="if(?f18, ?f36, ?f53)"/>
              <draw:equation draw:name="f60" draw:formula="if(?f18, ?f37, ?f51)"/>
              <draw:equation draw:name="f61" draw:formula="if(?f18, ?f38, ?f53)"/>
            </draw:enhanced-geometry>
          </draw:custom-shape>
          <draw:custom-shape svg:x="6.36898in" svg:y="1.91658in" svg:width="1.29883in" svg:height="0.84424in" draw:id="id116" draw:style-name="a517">
            <svg:title/>
            <svg:desc/>
            <text:p text:style-name="a516" text:class-names="" text:cond-style-name=""><text:span text:style-name="a515" text:class-names=""/></text:p>
            <draw:enhanced-geometry xmlns:dr3d="urn:oasis:names:tc:opendocument:xmlns:dr3d:1.0" draw:type="non-primitive" svg:viewBox="0 0 1187648 771971" draw:enhanced-path="M 0 128664 C 0 57605 57605 0 128664 0 L 1058984 0 C 1130043 0 1187648 57605 1187648 128664 L 1187648 643307 C 1187648 714366 1130043 771971 1058984 771971 L 128664 771971 C 57605 771971 0 714366 0 643307 L 0 12866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87648"/>
              <draw:equation draw:name="f7" draw:formula="?f4 / 771971"/>
              <draw:equation draw:name="f8" draw:formula="0 * ?f5 / 1187648"/>
              <draw:equation draw:name="f9" draw:formula="128664 * ?f4 / 771971"/>
              <draw:equation draw:name="f10" draw:formula="128664 * ?f5 / 1187648"/>
              <draw:equation draw:name="f11" draw:formula="0 * ?f4 / 771971"/>
              <draw:equation draw:name="f12" draw:formula="1058984 * ?f5 / 1187648"/>
              <draw:equation draw:name="f13" draw:formula="1187648 * ?f5 / 1187648"/>
              <draw:equation draw:name="f14" draw:formula="643307 * ?f4 / 771971"/>
              <draw:equation draw:name="f15" draw:formula="771971 * ?f4 / 771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72895in" svg:y="1.17371in" svg:width="3.37196in" svg:height="3.37196in" draw:id="id117" draw:style-name="a518">
            <svg:title/>
            <svg:desc/>
            <draw:enhanced-geometry xmlns:dr3d="urn:oasis:names:tc:opendocument:xmlns:dr3d:1.0" draw:type="non-primitive" svg:viewBox="0 0 3083317 3083317" draw:enhanced-path="M 3081211 1461096 A ?f54 ?f55 ?f56 ?f57 3081211 1461096 ?f51 ?f53  W ?f58 ?f59 ?f60 ?f61 3081211 1461096 ?f51 ?f53 N" draw:text-areas="?f11 ?f13 ?f12 ?f14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3083317"/>
              <draw:equation draw:name="f10" draw:formula="?f6 / 3083317"/>
              <draw:equation draw:name="f11" draw:formula="0 / ?f9"/>
              <draw:equation draw:name="f12" draw:formula="3083317 / ?f9"/>
              <draw:equation draw:name="f13" draw:formula="0 / ?f10"/>
              <draw:equation draw:name="f14" draw:formula="3083317 / ?f10"/>
              <draw:equation draw:name="f15" draw:formula="21550000 - 2195462"/>
              <draw:equation draw:name="f16" draw:formula="if(?f15, 2195462, 21550000)"/>
              <draw:equation draw:name="f17" draw:formula="-21550000 - ?f16"/>
              <draw:equation draw:name="f18" draw:formula="if(?f17, -21550000, ?f16)"/>
              <draw:equation draw:name="f19" draw:formula="21420273 + ?f18"/>
              <draw:equation draw:name="f20" draw:formula="21420273 + ?f1"/>
              <draw:equation draw:name="f21" draw:formula="?f20 * ?f8 / ?f0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1541658"/>
              <draw:equation draw:name="f26" draw:formula="sin(?f22)"/>
              <draw:equation draw:name="f27" draw:formula="0 - ?f26"/>
              <draw:equation draw:name="f28" draw:formula="?f27 * 1541658"/>
              <draw:equation draw:name="f29" draw:formula="sqrt(?f25 * ?f25 + ?f28 * ?f28 + 0 * 0)"/>
              <draw:equation draw:name="f30" draw:formula="1541658 * 1541658 / ?f29"/>
              <draw:equation draw:name="f31" draw:formula="?f27 * ?f30"/>
              <draw:equation draw:name="f32" draw:formula="3081211 - ?f31"/>
              <draw:equation draw:name="f33" draw:formula="?f24 * ?f30"/>
              <draw:equation draw:name="f34" draw:formula="1461096 - ?f33"/>
              <draw:equation draw:name="f35" draw:formula="?f32 - 1541658"/>
              <draw:equation draw:name="f36" draw:formula="?f34 - 1541658"/>
              <draw:equation draw:name="f37" draw:formula="?f32 + 1541658"/>
              <draw:equation draw:name="f38" draw:formula="?f34 + 1541658"/>
              <draw:equation draw:name="f39" draw:formula="?f19 + ?f1"/>
              <draw:equation draw:name="f40" draw:formula="?f39 * ?f8 / ?f0"/>
              <draw:equation draw:name="f41" draw:formula="0 - ?f40"/>
              <draw:equation draw:name="f42" draw:formula="cos(?f41)"/>
              <draw:equation draw:name="f43" draw:formula="0 - ?f42"/>
              <draw:equation draw:name="f44" draw:formula="?f43 * 1541658"/>
              <draw:equation draw:name="f45" draw:formula="sin(?f41)"/>
              <draw:equation draw:name="f46" draw:formula="0 - ?f45"/>
              <draw:equation draw:name="f47" draw:formula="?f46 * 1541658"/>
              <draw:equation draw:name="f48" draw:formula="sqrt(?f44 * ?f44 + ?f47 * ?f47 + 0 * 0)"/>
              <draw:equation draw:name="f49" draw:formula="1541658 * 1541658 / ?f48"/>
              <draw:equation draw:name="f50" draw:formula="?f46 * ?f49"/>
              <draw:equation draw:name="f51" draw:formula="?f32 + ?f50"/>
              <draw:equation draw:name="f52" draw:formula="?f43 * ?f49"/>
              <draw:equation draw:name="f53" draw:formula="?f34 + ?f52"/>
              <draw:equation draw:name="f54" draw:formula="if(?f18, 3081211, ?f35)"/>
              <draw:equation draw:name="f55" draw:formula="if(?f18, 1461096, ?f36)"/>
              <draw:equation draw:name="f56" draw:formula="if(?f18, 3081211, ?f37)"/>
              <draw:equation draw:name="f57" draw:formula="if(?f18, 1461096, ?f38)"/>
              <draw:equation draw:name="f58" draw:formula="if(?f18, ?f35, ?f51)"/>
              <draw:equation draw:name="f59" draw:formula="if(?f18, ?f36, ?f53)"/>
              <draw:equation draw:name="f60" draw:formula="if(?f18, ?f37, ?f51)"/>
              <draw:equation draw:name="f61" draw:formula="if(?f18, ?f38, ?f53)"/>
            </draw:enhanced-geometry>
          </draw:custom-shape>
          <draw:custom-shape svg:x="5.75651in" svg:y="3.80156in" svg:width="1.29883in" svg:height="0.84424in" draw:id="id118" draw:style-name="a521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type="non-primitive" svg:viewBox="0 0 1187648 771971" draw:enhanced-path="M 0 128664 C 0 57605 57605 0 128664 0 L 1058984 0 C 1130043 0 1187648 57605 1187648 128664 L 1187648 643307 C 1187648 714366 1130043 771971 1058984 771971 L 128664 771971 C 57605 771971 0 714366 0 643307 L 0 12866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87648"/>
              <draw:equation draw:name="f7" draw:formula="?f4 / 771971"/>
              <draw:equation draw:name="f8" draw:formula="0 * ?f5 / 1187648"/>
              <draw:equation draw:name="f9" draw:formula="128664 * ?f4 / 771971"/>
              <draw:equation draw:name="f10" draw:formula="128664 * ?f5 / 1187648"/>
              <draw:equation draw:name="f11" draw:formula="0 * ?f4 / 771971"/>
              <draw:equation draw:name="f12" draw:formula="1058984 * ?f5 / 1187648"/>
              <draw:equation draw:name="f13" draw:formula="1187648 * ?f5 / 1187648"/>
              <draw:equation draw:name="f14" draw:formula="643307 * ?f4 / 771971"/>
              <draw:equation draw:name="f15" draw:formula="771971 * ?f4 / 771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72895in" svg:y="1.17371in" svg:width="3.37196in" svg:height="3.37196in" draw:id="id119" draw:style-name="a522">
            <svg:title/>
            <svg:desc/>
            <draw:enhanced-geometry xmlns:dr3d="urn:oasis:names:tc:opendocument:xmlns:dr3d:1.0" draw:type="non-primitive" svg:viewBox="0 0 3083317 3083317" draw:enhanced-path="M 1847879 3052599 A ?f54 ?f55 ?f56 ?f57 1847879 3052599 ?f51 ?f53  W ?f58 ?f59 ?f60 ?f61 1847879 3052599 ?f51 ?f53 N" draw:text-areas="?f11 ?f13 ?f12 ?f14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3083317"/>
              <draw:equation draw:name="f10" draw:formula="?f6 / 3083317"/>
              <draw:equation draw:name="f11" draw:formula="0 / ?f9"/>
              <draw:equation draw:name="f12" draw:formula="3083317 / ?f9"/>
              <draw:equation draw:name="f13" draw:formula="0 / ?f10"/>
              <draw:equation draw:name="f14" draw:formula="3083317 / ?f10"/>
              <draw:equation draw:name="f15" draw:formula="21550000 - 1374826"/>
              <draw:equation draw:name="f16" draw:formula="if(?f15, 1374826, 21550000)"/>
              <draw:equation draw:name="f17" draw:formula="-21550000 - ?f16"/>
              <draw:equation draw:name="f18" draw:formula="if(?f17, -21550000, ?f16)"/>
              <draw:equation draw:name="f19" draw:formula="4712587 + ?f18"/>
              <draw:equation draw:name="f20" draw:formula="4712587 + ?f1"/>
              <draw:equation draw:name="f21" draw:formula="?f20 * ?f8 / ?f0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1541658"/>
              <draw:equation draw:name="f26" draw:formula="sin(?f22)"/>
              <draw:equation draw:name="f27" draw:formula="0 - ?f26"/>
              <draw:equation draw:name="f28" draw:formula="?f27 * 1541658"/>
              <draw:equation draw:name="f29" draw:formula="sqrt(?f25 * ?f25 + ?f28 * ?f28 + 0 * 0)"/>
              <draw:equation draw:name="f30" draw:formula="1541658 * 1541658 / ?f29"/>
              <draw:equation draw:name="f31" draw:formula="?f27 * ?f30"/>
              <draw:equation draw:name="f32" draw:formula="1847879 - ?f31"/>
              <draw:equation draw:name="f33" draw:formula="?f24 * ?f30"/>
              <draw:equation draw:name="f34" draw:formula="3052599 - ?f33"/>
              <draw:equation draw:name="f35" draw:formula="?f32 - 1541658"/>
              <draw:equation draw:name="f36" draw:formula="?f34 - 1541658"/>
              <draw:equation draw:name="f37" draw:formula="?f32 + 1541658"/>
              <draw:equation draw:name="f38" draw:formula="?f34 + 1541658"/>
              <draw:equation draw:name="f39" draw:formula="?f19 + ?f1"/>
              <draw:equation draw:name="f40" draw:formula="?f39 * ?f8 / ?f0"/>
              <draw:equation draw:name="f41" draw:formula="0 - ?f40"/>
              <draw:equation draw:name="f42" draw:formula="cos(?f41)"/>
              <draw:equation draw:name="f43" draw:formula="0 - ?f42"/>
              <draw:equation draw:name="f44" draw:formula="?f43 * 1541658"/>
              <draw:equation draw:name="f45" draw:formula="sin(?f41)"/>
              <draw:equation draw:name="f46" draw:formula="0 - ?f45"/>
              <draw:equation draw:name="f47" draw:formula="?f46 * 1541658"/>
              <draw:equation draw:name="f48" draw:formula="sqrt(?f44 * ?f44 + ?f47 * ?f47 + 0 * 0)"/>
              <draw:equation draw:name="f49" draw:formula="1541658 * 1541658 / ?f48"/>
              <draw:equation draw:name="f50" draw:formula="?f46 * ?f49"/>
              <draw:equation draw:name="f51" draw:formula="?f32 + ?f50"/>
              <draw:equation draw:name="f52" draw:formula="?f43 * ?f49"/>
              <draw:equation draw:name="f53" draw:formula="?f34 + ?f52"/>
              <draw:equation draw:name="f54" draw:formula="if(?f18, 1847879, ?f35)"/>
              <draw:equation draw:name="f55" draw:formula="if(?f18, 3052599, ?f36)"/>
              <draw:equation draw:name="f56" draw:formula="if(?f18, 1847879, ?f37)"/>
              <draw:equation draw:name="f57" draw:formula="if(?f18, 3052599, ?f38)"/>
              <draw:equation draw:name="f58" draw:formula="if(?f18, ?f35, ?f51)"/>
              <draw:equation draw:name="f59" draw:formula="if(?f18, ?f36, ?f53)"/>
              <draw:equation draw:name="f60" draw:formula="if(?f18, ?f37, ?f51)"/>
              <draw:equation draw:name="f61" draw:formula="if(?f18, ?f38, ?f53)"/>
            </draw:enhanced-geometry>
          </draw:custom-shape>
          <draw:custom-shape svg:x="3.77452in" svg:y="3.80156in" svg:width="1.29883in" svg:height="0.84424in" draw:id="id120" draw:style-name="a525">
            <svg:title/>
            <svg:desc/>
            <text:p text:style-name="a524" text:class-names="" text:cond-style-name=""><text:span text:style-name="a523" text:class-names=""/></text:p>
            <draw:enhanced-geometry xmlns:dr3d="urn:oasis:names:tc:opendocument:xmlns:dr3d:1.0" draw:type="non-primitive" svg:viewBox="0 0 1187648 771971" draw:enhanced-path="M 0 128664 C 0 57605 57605 0 128664 0 L 1058984 0 C 1130043 0 1187648 57605 1187648 128664 L 1187648 643307 C 1187648 714366 1130043 771971 1058984 771971 L 128664 771971 C 57605 771971 0 714366 0 643307 L 0 12866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87648"/>
              <draw:equation draw:name="f7" draw:formula="?f4 / 771971"/>
              <draw:equation draw:name="f8" draw:formula="0 * ?f5 / 1187648"/>
              <draw:equation draw:name="f9" draw:formula="128664 * ?f4 / 771971"/>
              <draw:equation draw:name="f10" draw:formula="128664 * ?f5 / 1187648"/>
              <draw:equation draw:name="f11" draw:formula="0 * ?f4 / 771971"/>
              <draw:equation draw:name="f12" draw:formula="1058984 * ?f5 / 1187648"/>
              <draw:equation draw:name="f13" draw:formula="1187648 * ?f5 / 1187648"/>
              <draw:equation draw:name="f14" draw:formula="643307 * ?f4 / 771971"/>
              <draw:equation draw:name="f15" draw:formula="771971 * ?f4 / 771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72895in" svg:y="1.17371in" svg:width="3.37196in" svg:height="3.37196in" draw:id="id121" draw:style-name="a526">
            <svg:title/>
            <svg:desc/>
            <draw:enhanced-geometry xmlns:dr3d="urn:oasis:names:tc:opendocument:xmlns:dr3d:1.0" draw:type="non-primitive" svg:viewBox="0 0 3083317 3083317" draw:enhanced-path="M 257512 2394700 A ?f54 ?f55 ?f56 ?f57 257512 2394700 ?f51 ?f53  W ?f58 ?f59 ?f60 ?f61 257512 2394700 ?f51 ?f53 N" draw:text-areas="?f11 ?f13 ?f12 ?f14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3083317"/>
              <draw:equation draw:name="f10" draw:formula="?f6 / 3083317"/>
              <draw:equation draw:name="f11" draw:formula="0 / ?f9"/>
              <draw:equation draw:name="f12" draw:formula="3083317 / ?f9"/>
              <draw:equation draw:name="f13" draw:formula="0 / ?f10"/>
              <draw:equation draw:name="f14" draw:formula="3083317 / ?f10"/>
              <draw:equation draw:name="f15" draw:formula="21550000 - 2195462"/>
              <draw:equation draw:name="f16" draw:formula="if(?f15, 2195462, 21550000)"/>
              <draw:equation draw:name="f17" draw:formula="-21550000 - ?f16"/>
              <draw:equation draw:name="f18" draw:formula="if(?f17, -21550000, ?f16)"/>
              <draw:equation draw:name="f19" draw:formula="8784266 + ?f18"/>
              <draw:equation draw:name="f20" draw:formula="8784266 + ?f1"/>
              <draw:equation draw:name="f21" draw:formula="?f20 * ?f8 / ?f0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1541658"/>
              <draw:equation draw:name="f26" draw:formula="sin(?f22)"/>
              <draw:equation draw:name="f27" draw:formula="0 - ?f26"/>
              <draw:equation draw:name="f28" draw:formula="?f27 * 1541658"/>
              <draw:equation draw:name="f29" draw:formula="sqrt(?f25 * ?f25 + ?f28 * ?f28 + 0 * 0)"/>
              <draw:equation draw:name="f30" draw:formula="1541658 * 1541658 / ?f29"/>
              <draw:equation draw:name="f31" draw:formula="?f27 * ?f30"/>
              <draw:equation draw:name="f32" draw:formula="257512 - ?f31"/>
              <draw:equation draw:name="f33" draw:formula="?f24 * ?f30"/>
              <draw:equation draw:name="f34" draw:formula="2394700 - ?f33"/>
              <draw:equation draw:name="f35" draw:formula="?f32 - 1541658"/>
              <draw:equation draw:name="f36" draw:formula="?f34 - 1541658"/>
              <draw:equation draw:name="f37" draw:formula="?f32 + 1541658"/>
              <draw:equation draw:name="f38" draw:formula="?f34 + 1541658"/>
              <draw:equation draw:name="f39" draw:formula="?f19 + ?f1"/>
              <draw:equation draw:name="f40" draw:formula="?f39 * ?f8 / ?f0"/>
              <draw:equation draw:name="f41" draw:formula="0 - ?f40"/>
              <draw:equation draw:name="f42" draw:formula="cos(?f41)"/>
              <draw:equation draw:name="f43" draw:formula="0 - ?f42"/>
              <draw:equation draw:name="f44" draw:formula="?f43 * 1541658"/>
              <draw:equation draw:name="f45" draw:formula="sin(?f41)"/>
              <draw:equation draw:name="f46" draw:formula="0 - ?f45"/>
              <draw:equation draw:name="f47" draw:formula="?f46 * 1541658"/>
              <draw:equation draw:name="f48" draw:formula="sqrt(?f44 * ?f44 + ?f47 * ?f47 + 0 * 0)"/>
              <draw:equation draw:name="f49" draw:formula="1541658 * 1541658 / ?f48"/>
              <draw:equation draw:name="f50" draw:formula="?f46 * ?f49"/>
              <draw:equation draw:name="f51" draw:formula="?f32 + ?f50"/>
              <draw:equation draw:name="f52" draw:formula="?f43 * ?f49"/>
              <draw:equation draw:name="f53" draw:formula="?f34 + ?f52"/>
              <draw:equation draw:name="f54" draw:formula="if(?f18, 257512, ?f35)"/>
              <draw:equation draw:name="f55" draw:formula="if(?f18, 2394700, ?f36)"/>
              <draw:equation draw:name="f56" draw:formula="if(?f18, 257512, ?f37)"/>
              <draw:equation draw:name="f57" draw:formula="if(?f18, 2394700, ?f38)"/>
              <draw:equation draw:name="f58" draw:formula="if(?f18, ?f35, ?f51)"/>
              <draw:equation draw:name="f59" draw:formula="if(?f18, ?f36, ?f53)"/>
              <draw:equation draw:name="f60" draw:formula="if(?f18, ?f37, ?f51)"/>
              <draw:equation draw:name="f61" draw:formula="if(?f18, ?f38, ?f53)"/>
            </draw:enhanced-geometry>
          </draw:custom-shape>
          <draw:custom-shape svg:x="3.16205in" svg:y="1.91658in" svg:width="1.29883in" svg:height="0.84424in" draw:id="id122" draw:style-name="a529">
            <svg:title/>
            <svg:desc/>
            <text:p text:style-name="a528" text:class-names="" text:cond-style-name=""><text:span text:style-name="a527" text:class-names=""/></text:p>
            <draw:enhanced-geometry xmlns:dr3d="urn:oasis:names:tc:opendocument:xmlns:dr3d:1.0" draw:type="non-primitive" svg:viewBox="0 0 1187648 771971" draw:enhanced-path="M 0 128664 C 0 57605 57605 0 128664 0 L 1058984 0 C 1130043 0 1187648 57605 1187648 128664 L 1187648 643307 C 1187648 714366 1130043 771971 1058984 771971 L 128664 771971 C 57605 771971 0 714366 0 643307 L 0 12866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87648"/>
              <draw:equation draw:name="f7" draw:formula="?f4 / 771971"/>
              <draw:equation draw:name="f8" draw:formula="0 * ?f5 / 1187648"/>
              <draw:equation draw:name="f9" draw:formula="128664 * ?f4 / 771971"/>
              <draw:equation draw:name="f10" draw:formula="128664 * ?f5 / 1187648"/>
              <draw:equation draw:name="f11" draw:formula="0 * ?f4 / 771971"/>
              <draw:equation draw:name="f12" draw:formula="1058984 * ?f5 / 1187648"/>
              <draw:equation draw:name="f13" draw:formula="1187648 * ?f5 / 1187648"/>
              <draw:equation draw:name="f14" draw:formula="643307 * ?f4 / 771971"/>
              <draw:equation draw:name="f15" draw:formula="771971 * ?f4 / 771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72895in" svg:y="1.17371in" svg:width="3.37196in" svg:height="3.37196in" draw:id="id123" draw:style-name="a530">
            <svg:title/>
            <svg:desc/>
            <draw:enhanced-geometry xmlns:dr3d="urn:oasis:names:tc:opendocument:xmlns:dr3d:1.0" draw:type="non-primitive" svg:viewBox="0 0 3083317 3083317" draw:enhanced-path="M 268735 671958 A ?f54 ?f55 ?f56 ?f57 268735 671958 ?f51 ?f53  W ?f58 ?f59 ?f60 ?f61 268735 671958 ?f51 ?f53 N" draw:text-areas="?f11 ?f13 ?f12 ?f14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3083317"/>
              <draw:equation draw:name="f10" draw:formula="?f6 / 3083317"/>
              <draw:equation draw:name="f11" draw:formula="0 / ?f9"/>
              <draw:equation draw:name="f12" draw:formula="3083317 / ?f9"/>
              <draw:equation draw:name="f13" draw:formula="0 / ?f10"/>
              <draw:equation draw:name="f14" draw:formula="3083317 / ?f10"/>
              <draw:equation draw:name="f15" draw:formula="21550000 - 1960443"/>
              <draw:equation draw:name="f16" draw:formula="if(?f15, 1960443, 21550000)"/>
              <draw:equation draw:name="f17" draw:formula="-21550000 - ?f16"/>
              <draw:equation draw:name="f18" draw:formula="if(?f17, -21550000, ?f16)"/>
              <draw:equation draw:name="f19" draw:formula="12860524 + ?f18"/>
              <draw:equation draw:name="f20" draw:formula="12860524 + ?f1"/>
              <draw:equation draw:name="f21" draw:formula="?f20 * ?f8 / ?f0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1541658"/>
              <draw:equation draw:name="f26" draw:formula="sin(?f22)"/>
              <draw:equation draw:name="f27" draw:formula="0 - ?f26"/>
              <draw:equation draw:name="f28" draw:formula="?f27 * 1541658"/>
              <draw:equation draw:name="f29" draw:formula="sqrt(?f25 * ?f25 + ?f28 * ?f28 + 0 * 0)"/>
              <draw:equation draw:name="f30" draw:formula="1541658 * 1541658 / ?f29"/>
              <draw:equation draw:name="f31" draw:formula="?f27 * ?f30"/>
              <draw:equation draw:name="f32" draw:formula="268735 - ?f31"/>
              <draw:equation draw:name="f33" draw:formula="?f24 * ?f30"/>
              <draw:equation draw:name="f34" draw:formula="671958 - ?f33"/>
              <draw:equation draw:name="f35" draw:formula="?f32 - 1541658"/>
              <draw:equation draw:name="f36" draw:formula="?f34 - 1541658"/>
              <draw:equation draw:name="f37" draw:formula="?f32 + 1541658"/>
              <draw:equation draw:name="f38" draw:formula="?f34 + 1541658"/>
              <draw:equation draw:name="f39" draw:formula="?f19 + ?f1"/>
              <draw:equation draw:name="f40" draw:formula="?f39 * ?f8 / ?f0"/>
              <draw:equation draw:name="f41" draw:formula="0 - ?f40"/>
              <draw:equation draw:name="f42" draw:formula="cos(?f41)"/>
              <draw:equation draw:name="f43" draw:formula="0 - ?f42"/>
              <draw:equation draw:name="f44" draw:formula="?f43 * 1541658"/>
              <draw:equation draw:name="f45" draw:formula="sin(?f41)"/>
              <draw:equation draw:name="f46" draw:formula="0 - ?f45"/>
              <draw:equation draw:name="f47" draw:formula="?f46 * 1541658"/>
              <draw:equation draw:name="f48" draw:formula="sqrt(?f44 * ?f44 + ?f47 * ?f47 + 0 * 0)"/>
              <draw:equation draw:name="f49" draw:formula="1541658 * 1541658 / ?f48"/>
              <draw:equation draw:name="f50" draw:formula="?f46 * ?f49"/>
              <draw:equation draw:name="f51" draw:formula="?f32 + ?f50"/>
              <draw:equation draw:name="f52" draw:formula="?f43 * ?f49"/>
              <draw:equation draw:name="f53" draw:formula="?f34 + ?f52"/>
              <draw:equation draw:name="f54" draw:formula="if(?f18, 268735, ?f35)"/>
              <draw:equation draw:name="f55" draw:formula="if(?f18, 671958, ?f36)"/>
              <draw:equation draw:name="f56" draw:formula="if(?f18, 268735, ?f37)"/>
              <draw:equation draw:name="f57" draw:formula="if(?f18, 671958, ?f38)"/>
              <draw:equation draw:name="f58" draw:formula="if(?f18, ?f35, ?f51)"/>
              <draw:equation draw:name="f59" draw:formula="if(?f18, ?f36, ?f53)"/>
              <draw:equation draw:name="f60" draw:formula="if(?f18, ?f37, ?f51)"/>
              <draw:equation draw:name="f61" draw:formula="if(?f18, ?f38, ?f53)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052f61" draw:opacity="100%" draw:stroke="solid" svg:stroke-width="0.01736in" svg:stroke-color="#011524" svg:stroke-opacity="100%" svg:stroke-linecap="round"/>
    </style:default-style>
    <draw:gradient draw:name="a156" draw:style="linear" draw:angle="3480" draw:start-color="#64d4ef" draw:end-color="#06588e" draw:start-intensity="100%" draw:end-intensity="100%"/>
    <draw:gradient draw:name="a226" draw:style="linear" draw:angle="3480" draw:start-color="#64d4ef" draw:end-color="#06588e" draw:start-intensity="100%" draw:end-intensity="100%"/>
    <draw:gradient draw:name="a498" draw:style="linear" draw:angle="3480" draw:start-color="#64d4ef" draw:end-color="#06588e" draw:start-intensity="100%" draw:end-intensity="100%"/>
    <draw:gradient draw:name="a336" draw:style="linear" draw:angle="3480" draw:start-color="#64d4ef" draw:end-color="#06588e" draw:start-intensity="100%" draw:end-intensity="100%"/>
    <draw:gradient draw:name="a211" draw:style="linear" draw:angle="3480" draw:start-color="#64d4ef" draw:end-color="#06588e" draw:start-intensity="100%" draw:end-intensity="100%"/>
    <draw:gradient draw:name="a109" draw:style="linear" draw:angle="3480" draw:start-color="#64d4ef" draw:end-color="#06588e" draw:start-intensity="100%" draw:end-intensity="100%"/>
    <draw:gradient draw:name="a501" draw:style="linear" draw:angle="3480" draw:start-color="#64d4ef" draw:end-color="#06588e" draw:start-intensity="100%" draw:end-intensity="100%"/>
    <draw:gradient draw:name="a90" draw:style="linear" draw:angle="3480" draw:start-color="#64d4ef" draw:end-color="#06588e" draw:start-intensity="100%" draw:end-intensity="100%"/>
    <draw:gradient draw:name="a295" draw:style="linear" draw:angle="3480" draw:start-color="#64d4ef" draw:end-color="#06588e" draw:start-intensity="100%" draw:end-intensity="100%"/>
    <draw:gradient draw:name="a365" draw:style="linear" draw:angle="3480" draw:start-color="#64d4ef" draw:end-color="#06588e" draw:start-intensity="100%" draw:end-intensity="100%"/>
    <draw:gradient draw:name="a436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59" draw:style="linear" draw:angle="3480" draw:start-color="#64d4ef" draw:end-color="#06588e" draw:start-intensity="100%" draw:end-intensity="100%"/>
    <draw:gradient draw:name="a317" draw:style="linear" draw:angle="3480" draw:start-color="#64d4ef" draw:end-color="#06588e" draw:start-intensity="100%" draw:end-intensity="100%"/>
    <draw:gradient draw:name="a467" draw:style="linear" draw:angle="3480" draw:start-color="#64d4ef" draw:end-color="#06588e" draw:start-intensity="100%" draw:end-intensity="100%"/>
    <draw:gradient draw:name="a273" draw:style="linear" draw:angle="3480" draw:start-color="#64d4ef" draw:end-color="#06588e" draw:start-intensity="100%" draw:end-intensity="100%"/>
    <draw:gradient draw:name="a238" draw:style="linear" draw:angle="3480" draw:start-color="#64d4ef" draw:end-color="#06588e" draw:start-intensity="100%" draw:end-intensity="100%"/>
    <draw:gradient draw:name="a413" draw:style="linear" draw:angle="3480" draw:start-color="#64d4ef" draw:end-color="#06588e" draw:start-intensity="100%" draw:end-intensity="100%"/>
    <draw:gradient draw:name="a36" draw:style="linear" draw:angle="3480" draw:start-color="#64d4ef" draw:end-color="#06588e" draw:start-intensity="100%" draw:end-intensity="100%"/>
    <draw:gradient draw:name="a384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gradient" draw:fill-gradient-name="a3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gradient" draw:fill-gradient-name="a2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gradient" draw:fill-gradient-name="a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gradient" draw:fill-gradient-name="a1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gradient" draw:fill-gradient-name="a3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gradient" draw:fill-gradient-name="a2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gradient" draw:fill-gradient-name="a4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gradient" draw:fill-gradient-name="a3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gradient" draw:fill-gradient-name="a1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gradient" draw:fill-gradient-name="a2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gradient" draw:fill-gradient-name="a3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gradient" draw:fill-gradient-name="a2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042in" svg:stroke-color="#ffffff" svg:stroke-opacity="100%" svg:stroke-linecap="round"/>
    </style:style>
    <style:style style:family="graphic" style:name="a32">
      <style:graphic-properties draw:fill="none" draw:stroke="solid" svg:stroke-width="0.01042in" svg:stroke-color="#ffffff" svg:stroke-opacity="100%" svg:stroke-linecap="round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graphic" style:name="a34">
      <style:graphic-properties draw:fill="none" draw:stroke="solid" svg:stroke-width="0.03125in" svg:stroke-color="#ffffff" svg:stroke-opacity="100%" svg:stroke-linecap="round"/>
    </style:style>
    <style:style style:family="graphic" style:name="a35">
      <style:graphic-properties draw:fill="none" draw:stroke="solid" svg:stroke-width="0.03125in" svg:stroke-color="#ffffff" svg:stroke-opacity="100%" svg:stroke-linecap="round"/>
    </style:style>
    <style:style style:family="drawing-page" style:name="a37">
      <style:drawing-page-properties draw:fill="gradient" draw:fill-gradient-name="a36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1389in" svg:stroke-color="#ffffff" svg:stroke-opacity="100%" svg:stroke-linecap="round"/>
    </style:style>
    <style:style style:family="graphic" style:name="a55">
      <style:graphic-properties draw:fill="none" draw:stroke="solid" svg:stroke-width="0.01389in" svg:stroke-color="#ffffff" svg:stroke-opacity="100%" svg:stroke-linecap="round"/>
    </style:style>
    <style:style style:family="graphic" style:name="a56">
      <style:graphic-properties draw:fill="none" draw:stroke="solid" svg:stroke-width="0.01389in" svg:stroke-color="#ffffff" svg:stroke-opacity="100%" svg:stroke-linecap="round"/>
    </style:style>
    <style:style style:family="graphic" style:name="a57">
      <style:graphic-properties draw:fill="none" draw:stroke="solid" svg:stroke-width="0.03472in" svg:stroke-color="#ffffff" svg:stroke-opacity="100%" svg:stroke-linecap="round"/>
    </style:style>
    <style:style style:family="graphic" style:name="a58">
      <style:graphic-properties draw:fill="none" draw:stroke="solid" svg:stroke-width="0.03472in" svg:stroke-color="#ffffff" svg:stroke-opacity="100%" svg:stroke-linecap="round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gradient" draw:fill-gradient-name="a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gradient" draw:fill-gradient-name="a4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3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1" draw:name="Straight Connector 7">
          <svg:title/>
          <svg:desc/>
        </draw:connector>
        <draw:connector draw:type="line" svg:x1="13.32986in" svg:y1="3.489in" svg:x2="10.06886in" svg:y2="6.75in" draw:id="id7" draw:style-name="a32" draw:name="Straight Connector 8">
          <svg:title/>
          <svg:desc/>
        </draw:connector>
        <draw:connector draw:type="line" svg:x1="13.32986in" svg:y1="3.59259in" svg:x2="11.25579in" svg:y2="5.66667in" draw:id="id8" draw:style-name="a33" draw:name="Straight Connector 9">
          <svg:title/>
          <svg:desc/>
        </draw:connector>
        <draw:connector draw:type="line" svg:x1="13.32986in" svg:y1="3.42419in" svg:x2="11.42072in" svg:y2="5.33333in" draw:id="id9" draw:style-name="a34" draw:name="Straight Connector 10">
          <svg:title/>
          <svg:desc/>
        </draw:connector>
        <draw:connector draw:type="line" svg:x1="13.32986in" svg:y1="4.02778in" svg:x2="11.94097in" svg:y2="5.41667in" draw:id="id10" draw:style-name="a35" draw:name="Straight Connector 11">
          <svg:title/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9/24/2024</text:date></text:span></text:p>
        </draw:text-box>
        <svg:title/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11" presentation:style-name="a40" draw:name="Title 1" svg:x="0.74826in" svg:y="0.75in" svg:width="8.75in" svg:height="3.25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12" presentation:style-name="a43" draw:name="Subtitle 2" svg:x="0.74826in" svg:y="4.2037in" svg:width="7in" svg:height="2.12963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frame draw:id="id13" presentation:style-name="a47" draw:name="Date Placeholder 3" svg:x="10.8316in" svg:y="6.75in" svg:width="1.75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9/24/2024</text:date></text:span></text:p>
        </draw:text-box>
        <svg:title/>
        <svg:desc/>
      </draw:frame>
      <draw:frame draw:id="id14" presentation:style-name="a50" draw:name="Footer Placeholder 4" svg:x="0.74826in" svg:y="6.75in" svg:width="8.2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5" presentation:style-name="a53" draw:name="Slide Number Placeholder 5" svg:x="11.33333in" svg:y="6.10069in" svg:width="1.24917in" svg:height="0.73264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nº›</text:page-number></text:span></text:p>
        </draw:text-box>
        <svg:title/>
        <svg:desc/>
      </draw:frame>
      <draw:connector draw:type="line" svg:x1="13.16493in" svg:y1="0.00926in" svg:x2="8.99826in" svg:y2="4.17593in" draw:id="id16" draw:style-name="a54" draw:name="Straight Connector 15">
        <svg:title/>
        <svg:desc/>
      </draw:connector>
      <draw:connector draw:type="line" svg:x1="13.32986in" svg:y1="0.10011in" svg:x2="6.67998in" svg:y2="6.75in" draw:id="id17" draw:style-name="a55" draw:name="Straight Connector 16">
        <svg:title/>
        <svg:desc/>
      </draw:connector>
      <draw:connector draw:type="line" svg:x1="13.32986in" svg:y1="0.25in" svg:x2="7.91319in" svg:y2="5.66667in" draw:id="id18" draw:style-name="a56" draw:name="Straight Connector 18">
        <svg:title/>
        <svg:desc/>
      </draw:connector>
      <draw:connector draw:type="line" svg:x1="13.32986in" svg:y1="0.0353in" svg:x2="8.02257in" svg:y2="5.34259in" draw:id="id19" draw:style-name="a57" draw:name="Straight Connector 20">
        <svg:title/>
        <svg:desc/>
      </draw:connector>
      <draw:connector draw:type="line" svg:x1="13.32986in" svg:y1="0.66667in" svg:x2="8.57986in" svg:y2="5.41667in" draw:id="id20" draw:style-name="a58" draw:name="Straight Connector 22">
        <svg:title/>
        <svg:desc/>
      </draw:connector>
    </style:master-page>
    <style:master-page style:name="Master1-Layout2-obj-Title-and-Content" style:page-layout-name="pageLayout1" draw:style-name="a60">
      <draw:frame draw:id="id21" draw:layer="Master1-bg" presentation:style-name="a63" draw:name="Title 1" svg:x="0.74826in" svg:y="4.90741in" svg:width="9.33333in" svg:height="1.6481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22" presentation:style-name="a79" draw:name="Content Placeholder 2" svg:x="0.74826in" svg:y="0.75in" svg:width="9.33333in" svg:height="3.9537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83" draw:name="Date Placeholder 3" svg:x="10.8316in" svg:y="6.75in" svg:width="1.75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9/24/2024</text:date></text:span></text:p>
        </draw:text-box>
        <svg:title/>
        <svg:desc/>
      </draw:frame>
      <draw:frame draw:id="id24" presentation:style-name="a86" draw:name="Footer Placeholder 4" svg:x="0.74826in" svg:y="6.75in" svg:width="8.25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5" presentation:style-name="a89" draw:name="Slide Number Placeholder 5" svg:x="11.33333in" svg:y="6.10069in" svg:width="1.24917in" svg:height="0.73264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1">
      <draw:frame draw:id="id26" draw:layer="Master1-bg" presentation:style-name="a94" draw:name="Title 1" svg:x="0.74826in" svg:y="2.19444in" svg:width="9.33333in" svg:height="2.49519in" presentation:class="title" presentation:placeholder="false">
        <draw:text-box>
          <text:p text:style-name="a93" text:class-names="" text:cond-style-name=""><text:span text:style-name="a92" text:class-names="">Click to edit Master title style</text:span></text:p>
        </draw:text-box>
        <svg:title/>
        <svg:desc/>
      </draw:frame>
      <draw:frame draw:id="id27" presentation:style-name="a98" draw:name="Text Placeholder 2" svg:x="0.74826in" svg:y="4.91667in" svg:width="9.33333in" svg:height="1.63889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ck to edit Master text styles</text:span></text:p>
            </text:list-item>
          </text:list>
        </draw:text-box>
        <svg:title/>
        <svg:desc/>
      </draw:frame>
      <draw:frame draw:id="id28" presentation:style-name="a102" draw:name="Date Placeholder 3" svg:x="10.8316in" svg:y="6.75in" svg:width="1.75in" svg:height="0.39931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9/24/2024</text:date></text:span></text:p>
        </draw:text-box>
        <svg:title/>
        <svg:desc/>
      </draw:frame>
      <draw:frame draw:id="id29" presentation:style-name="a105" draw:name="Footer Placeholder 4" svg:x="0.74826in" svg:y="6.75in" svg:width="8.2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30" presentation:style-name="a108" draw:name="Slide Number Placeholder 5" svg:x="11.33333in" svg:y="6.10069in" svg:width="1.24917in" svg:height="0.73264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31" draw:layer="Master1-bg" presentation:style-name="a113" draw:name="Title 1" svg:x="0.74826in" svg:y="4.90741in" svg:width="9.33333in" svg:height="1.64815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32" presentation:style-name="a129" draw:name="Content Placeholder 2" svg:x="0.74826in" svg:y="0.75in" svg:width="5.39989in" svg:height="3.9537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45" draw:name="Content Placeholder 3" svg:x="6.35185in" svg:y="0.75in" svg:width="5.39641in" svg:height="3.9537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49" draw:name="Date Placeholder 4" svg:x="10.8316in" svg:y="6.75in" svg:width="1.75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9/24/2024</text:date></text:span></text:p>
        </draw:text-box>
        <svg:title/>
        <svg:desc/>
      </draw:frame>
      <draw:frame draw:id="id35" presentation:style-name="a152" draw:name="Footer Placeholder 5" svg:x="0.74826in" svg:y="6.75in" svg:width="8.2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6" presentation:style-name="a155" draw:name="Slide Number Placeholder 6" svg:x="11.33333in" svg:y="6.10069in" svg:width="1.24917in" svg:height="0.73264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7">
      <draw:frame draw:id="id37" draw:layer="Master1-bg" presentation:style-name="a160" draw:name="Title 1" svg:x="0.74826in" svg:y="4.90741in" svg:width="9.33333in" svg:height="1.64815in" presentation:class="title" presentation:placeholder="false">
        <draw:text-box>
          <text:p text:style-name="a159" text:class-names="" text:cond-style-name=""><text:span text:style-name="a158" text:class-names="">Click to edit Master title style</text:span></text:p>
        </draw:text-box>
        <svg:title/>
        <svg:desc/>
      </draw:frame>
      <draw:frame draw:id="id38" presentation:style-name="a164" draw:name="Text Placeholder 2" svg:x="1.06308in" svg:y="0.75in" svg:width="5.08507in" svg:height="0.63021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39" presentation:style-name="a180" draw:name="Content Placeholder 3" svg:x="0.74826in" svg:y="1.38947in" svg:width="5.39989in" svg:height="3.31424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4" draw:name="Text Placeholder 4" svg:x="6.64815in" svg:y="0.75in" svg:width="5.10185in" svg:height="0.63021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41" presentation:style-name="a200" draw:name="Content Placeholder 5" svg:x="6.35011in" svg:y="1.38021in" svg:width="5.39063in" svg:height="3.31424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04" draw:name="Date Placeholder 6" svg:x="10.8316in" svg:y="6.75in" svg:width="1.75in" svg:height="0.39931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9/24/2024</text:date></text:span></text:p>
        </draw:text-box>
        <svg:title/>
        <svg:desc/>
      </draw:frame>
      <draw:frame draw:id="id43" presentation:style-name="a207" draw:name="Footer Placeholder 7" svg:x="0.74826in" svg:y="6.75in" svg:width="8.25in" svg:height="0.39931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44" presentation:style-name="a210" draw:name="Slide Number Placeholder 8" svg:x="11.33333in" svg:y="6.10069in" svg:width="1.24917in" svg:height="0.73264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2">
      <draw:frame draw:id="id45" draw:layer="Master1-bg" presentation:style-name="a215" draw:name="Title 1" svg:x="0.74826in" svg:y="4.90741in" svg:width="9.33333in" svg:height="1.64815in" presentation:class="title" presentation:placeholder="false">
        <draw:text-box>
          <text:p text:style-name="a214" text:class-names="" text:cond-style-name=""><text:span text:style-name="a213" text:class-names="">Click to edit Master title style</text:span></text:p>
        </draw:text-box>
        <svg:title/>
        <svg:desc/>
      </draw:frame>
      <draw:frame draw:id="id46" presentation:style-name="a219" draw:name="Date Placeholder 2" svg:x="10.8316in" svg:y="6.75in" svg:width="1.75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9/24/2024</text:date></text:span></text:p>
        </draw:text-box>
        <svg:title/>
        <svg:desc/>
      </draw:frame>
      <draw:frame draw:id="id47" presentation:style-name="a222" draw:name="Footer Placeholder 3" svg:x="0.74826in" svg:y="6.75in" svg:width="8.2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8" presentation:style-name="a225" draw:name="Slide Number Placeholder 4" svg:x="11.33333in" svg:y="6.10069in" svg:width="1.24917in" svg:height="0.7326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7-blank-Blank" style:page-layout-name="pageLayout1" draw:style-name="a227">
      <draw:frame draw:id="id49" draw:layer="Master1-bg" presentation:style-name="a231" draw:name="Date Placeholder 1" svg:x="10.8316in" svg:y="6.75in" svg:width="1.75in" svg:height="0.3993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9/24/2024</text:date></text:span></text:p>
        </draw:text-box>
        <svg:title/>
        <svg:desc/>
      </draw:frame>
      <draw:frame draw:id="id50" presentation:style-name="a234" draw:name="Footer Placeholder 2" svg:x="0.74826in" svg:y="6.75in" svg:width="8.2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51" presentation:style-name="a237" draw:name="Slide Number Placeholder 3" svg:x="11.33333in" svg:y="6.10069in" svg:width="1.24917in" svg:height="0.73264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9">
      <draw:frame draw:id="id52" draw:layer="Master1-bg" presentation:style-name="a242" draw:name="Title 1" svg:x="7.74826in" svg:y="0.75in" svg:width="4in" svg:height="1.5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53" presentation:style-name="a258" draw:name="Content Placeholder 2" svg:x="0.74826in" svg:y="0.75in" svg:width="6.5in" svg:height="5.80556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2" draw:name="Text Placeholder 3" svg:x="7.74826in" svg:y="2.41667in" svg:width="4in" svg:height="2.28704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</draw:text-box>
        <svg:title/>
        <svg:desc/>
      </draw:frame>
      <draw:frame draw:id="id55" presentation:style-name="a266" draw:name="Date Placeholder 4" svg:x="10.8316in" svg:y="6.75in" svg:width="1.75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9/24/2024</text:date></text:span></text:p>
        </draw:text-box>
        <svg:title/>
        <svg:desc/>
      </draw:frame>
      <draw:frame draw:id="id56" presentation:style-name="a269" draw:name="Footer Placeholder 5" svg:x="0.74826in" svg:y="6.75in" svg:width="8.2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7" presentation:style-name="a272" draw:name="Slide Number Placeholder 6" svg:x="11.33333in" svg:y="6.10069in" svg:width="1.24917in" svg:height="0.73264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4">
      <draw:frame draw:id="id58" draw:layer="Master1-bg" presentation:style-name="a277" draw:name="Title 1" svg:x="5.16493in" svg:y="1.58333in" svg:width="6.58333in" svg:height="1.25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59" presentation:style-name="a280" draw:name="Picture Placeholder 2" svg:x="1.0816in" svg:y="1in" svg:width="3.58812in" svg:height="5in" presentation:class="graphic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60" presentation:style-name="a284" draw:name="Text Placeholder 3" svg:x="5.16493in" svg:y="3.03704in" svg:width="6.58507in" svg:height="2.2407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61" presentation:style-name="a288" draw:name="Date Placeholder 4" svg:x="10.8316in" svg:y="6.75in" svg:width="1.75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9/24/2024</text:date></text:span></text:p>
        </draw:text-box>
        <svg:title/>
        <svg:desc/>
      </draw:frame>
      <draw:frame draw:id="id62" presentation:style-name="a291" draw:name="Footer Placeholder 5" svg:x="0.74826in" svg:y="6.75in" svg:width="8.25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63" presentation:style-name="a294" draw:name="Slide Number Placeholder 6" svg:x="11.33333in" svg:y="6.10069in" svg:width="1.24917in" svg:height="0.73264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6">
      <draw:frame draw:id="id64" draw:layer="Master1-bg" presentation:style-name="a299" draw:name="Title 1" svg:x="0.74826in" svg:y="4.90741in" svg:width="9.33333in" svg:height="1.6481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65" presentation:style-name="a302" draw:name="Picture Placeholder 2" svg:x="0.75in" svg:y="0.58333in" svg:width="11.8316in" svg:height="3.41667in" presentation:class="graphic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66" presentation:style-name="a306" draw:name="Text Placeholder 9" svg:x="1in" svg:y="4.2037in" svg:width="9.08159in" svg:height="0.5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67" presentation:style-name="a310" draw:name="Date Placeholder 2" svg:x="10.8316in" svg:y="6.75in" svg:width="1.75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9/24/2024</text:date></text:span></text:p>
        </draw:text-box>
        <svg:title/>
        <svg:desc/>
      </draw:frame>
      <draw:frame draw:id="id68" presentation:style-name="a313" draw:name="Footer Placeholder 3" svg:x="0.74826in" svg:y="6.75in" svg:width="8.2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9" presentation:style-name="a316" draw:name="Slide Number Placeholder 4" svg:x="11.33333in" svg:y="6.10069in" svg:width="1.24917in" svg:height="0.7326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18">
      <draw:frame draw:id="id70" draw:layer="Master1-bg" presentation:style-name="a321" draw:name="Title 1" svg:x="0.74826in" svg:y="0.75in" svg:width="11in" svg:height="3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1" presentation:style-name="a325" draw:name="Text Placeholder 2" svg:x="0.74826in" svg:y="4.5in" svg:width="9.33507in" svg:height="2.05556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2" presentation:style-name="a329" draw:name="Date Placeholder 3" svg:x="10.8316in" svg:y="6.75in" svg:width="1.75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9/24/2024</text:date></text:span></text:p>
        </draw:text-box>
        <svg:title/>
        <svg:desc/>
      </draw:frame>
      <draw:frame draw:id="id73" presentation:style-name="a332" draw:name="Footer Placeholder 4" svg:x="0.74826in" svg:y="6.75in" svg:width="8.25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4" presentation:style-name="a335" draw:name="Slide Number Placeholder 5" svg:x="11.33333in" svg:y="6.10069in" svg:width="1.24917in" svg:height="0.73264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37">
      <draw:frame draw:id="id75" draw:layer="Master1-bg" presentation:style-name="a340" draw:name="Title 1" svg:x="1.24826in" svg:y="0.75in" svg:width="10in" svg:height="3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76" presentation:style-name="a344" draw:name="Text Placeholder 9" svg:x="1.5816in" svg:y="3.75in" svg:width="9.33333in" svg:height="0.41667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77" presentation:style-name="a348" draw:name="Text Placeholder 2" svg:x="0.74826in" svg:y="4.7037in" svg:width="9.33333in" svg:height="1.84259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78" presentation:style-name="a352" draw:name="Date Placeholder 3" svg:x="10.8316in" svg:y="6.75in" svg:width="1.75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9/24/2024</text:date></text:span></text:p>
        </draw:text-box>
        <svg:title/>
        <svg:desc/>
      </draw:frame>
      <draw:frame draw:id="id79" presentation:style-name="a355" draw:name="Footer Placeholder 4" svg:x="0.74826in" svg:y="6.75in" svg:width="8.25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80" presentation:style-name="a358" draw:name="Slide Number Placeholder 5" svg:x="11.33333in" svg:y="6.10069in" svg:width="1.24917in" svg:height="0.73264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nº›</text:page-number></text:span></text:p>
        </draw:text-box>
        <svg:title/>
        <svg:desc/>
      </draw:frame>
      <draw:frame draw:id="id81" draw:style-name="a361" draw:name="TextBox 13" svg:x="0.5816in" svg:y="0.88826in" svg:width="0.66667in" svg:height="0.63952in">
        <draw:text-box>
          <text:p text:style-name="a360" text:class-names="" text:cond-style-name=""><text:span text:style-name="a359" text:class-names="">“</text:span></text:p>
        </draw:text-box>
        <svg:title/>
        <svg:desc/>
      </draw:frame>
      <draw:frame draw:id="id82" draw:style-name="a364" draw:name="TextBox 14" svg:x="11.24826in" svg:y="3.02778in" svg:width="0.66667in" svg:height="0.63952in">
        <draw:text-box>
          <text:p text:style-name="a363" text:class-names="" text:cond-style-name=""><text:span text:style-name="a362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66">
      <draw:frame draw:id="id83" draw:layer="Master1-bg" presentation:style-name="a369" draw:name="Title 1" svg:x="0.74826in" svg:y="3.75in" svg:width="9.33333in" svg:height="1.8563in" presentation:class="title" presentation:placeholder="false">
        <draw:text-box>
          <text:p text:style-name="a368" text:class-names="" text:cond-style-name=""><text:span text:style-name="a367" text:class-names="">Click to edit Master title style</text:span></text:p>
        </draw:text-box>
        <svg:title/>
        <svg:desc/>
      </draw:frame>
      <draw:frame draw:id="id84" presentation:style-name="a373" draw:name="Text Placeholder 2" svg:x="0.74826in" svg:y="5.6135in" svg:width="9.33507in" svg:height="0.94094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85" presentation:style-name="a377" draw:name="Date Placeholder 3" svg:x="10.8316in" svg:y="6.75in" svg:width="1.75in" svg:height="0.39931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9/24/2024</text:date></text:span></text:p>
        </draw:text-box>
        <svg:title/>
        <svg:desc/>
      </draw:frame>
      <draw:frame draw:id="id86" presentation:style-name="a380" draw:name="Footer Placeholder 4" svg:x="0.74826in" svg:y="6.75in" svg:width="8.2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7" presentation:style-name="a383" draw:name="Slide Number Placeholder 5" svg:x="11.33333in" svg:y="6.10069in" svg:width="1.24917in" svg:height="0.73264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385">
      <draw:frame draw:id="id88" draw:layer="Master1-bg" presentation:style-name="a388" draw:name="Title 1" svg:x="1.24826in" svg:y="0.75in" svg:width="10in" svg:height="3in" presentation:class="title" presentation:placeholder="false">
        <draw:text-box>
          <text:p text:style-name="a387" text:class-names="" text:cond-style-name=""><text:span text:style-name="a386" text:class-names="">Click to edit Master title style</text:span></text:p>
        </draw:text-box>
        <svg:title/>
        <svg:desc/>
      </draw:frame>
      <draw:frame draw:id="id89" presentation:style-name="a392" draw:name="Text Placeholder 9" svg:x="0.74826in" svg:y="4.2963in" svg:width="9.33333in" svg:height="1.14815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</draw:text-box>
        <svg:title/>
        <svg:desc/>
      </draw:frame>
      <draw:frame draw:id="id90" presentation:style-name="a396" draw:name="Text Placeholder 2" svg:x="0.74826in" svg:y="5.44444in" svg:width="9.33333in" svg:height="1.1111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91" presentation:style-name="a400" draw:name="Date Placeholder 3" svg:x="10.8316in" svg:y="6.75in" svg:width="1.7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9/24/2024</text:date></text:span></text:p>
        </draw:text-box>
        <svg:title/>
        <svg:desc/>
      </draw:frame>
      <draw:frame draw:id="id92" presentation:style-name="a403" draw:name="Footer Placeholder 4" svg:x="0.74826in" svg:y="6.75in" svg:width="8.2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93" presentation:style-name="a406" draw:name="Slide Number Placeholder 5" svg:x="11.33333in" svg:y="6.10069in" svg:width="1.24917in" svg:height="0.73264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>‹nº›</text:page-number></text:span></text:p>
        </draw:text-box>
        <svg:title/>
        <svg:desc/>
      </draw:frame>
      <draw:frame draw:id="id94" draw:style-name="a409" draw:name="TextBox 10" svg:x="0.5816in" svg:y="0.88826in" svg:width="0.66667in" svg:height="0.63952in">
        <draw:text-box>
          <text:p text:style-name="a408" text:class-names="" text:cond-style-name=""><text:span text:style-name="a407" text:class-names="">“</text:span></text:p>
        </draw:text-box>
        <svg:title/>
        <svg:desc/>
      </draw:frame>
      <draw:frame draw:id="id95" draw:style-name="a412" draw:name="TextBox 11" svg:x="11.24826in" svg:y="3.02778in" svg:width="0.66667in" svg:height="0.63952in">
        <draw:text-box>
          <text:p text:style-name="a411" text:class-names="" text:cond-style-name=""><text:span text:style-name="a410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414">
      <draw:frame draw:id="id96" draw:layer="Master1-bg" presentation:style-name="a417" draw:name="Title 1" svg:x="0.74826in" svg:y="0.75in" svg:width="11in" svg:height="3in" presentation:class="title" presentation:placeholder="false">
        <draw:text-box>
          <text:p text:style-name="a416" text:class-names="" text:cond-style-name=""><text:span text:style-name="a415" text:class-names="">Click to edit Master title style</text:span></text:p>
        </draw:text-box>
        <svg:title/>
        <svg:desc/>
      </draw:frame>
      <draw:frame draw:id="id97" presentation:style-name="a421" draw:name="Text Placeholder 9" svg:x="0.74826in" svg:y="4.2963in" svg:width="9.33333in" svg:height="0.91667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98" presentation:style-name="a425" draw:name="Text Placeholder 2" svg:x="0.74826in" svg:y="5.21296in" svg:width="9.33333in" svg:height="1.34259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99" presentation:style-name="a429" draw:name="Date Placeholder 3" svg:x="10.8316in" svg:y="6.75in" svg:width="1.75in" svg:height="0.39931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9/24/2024</text:date></text:span></text:p>
        </draw:text-box>
        <svg:title/>
        <svg:desc/>
      </draw:frame>
      <draw:frame draw:id="id100" presentation:style-name="a432" draw:name="Footer Placeholder 4" svg:x="0.74826in" svg:y="6.75in" svg:width="8.2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01" presentation:style-name="a435" draw:name="Slide Number Placeholder 5" svg:x="11.33333in" svg:y="6.10069in" svg:width="1.24917in" svg:height="0.73264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437">
      <draw:frame draw:id="id102" draw:layer="Master1-bg" presentation:style-name="a440" draw:name="Title 1" svg:x="0.74826in" svg:y="4.90741in" svg:width="9.33333in" svg:height="1.64815in" presentation:class="title" presentation:placeholder="false">
        <draw:text-box>
          <text:p text:style-name="a439" text:class-names="" text:cond-style-name=""><text:span text:style-name="a438" text:class-names="">Click to edit Master title style</text:span></text:p>
        </draw:text-box>
        <svg:title/>
        <svg:desc/>
      </draw:frame>
      <draw:frame draw:id="id103" presentation:style-name="a456" draw:name="Vertical Text Placeholder 2" svg:x="0.74826in" svg:y="0.75in" svg:width="9.33333in" svg:height="3.9537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4" text:class-names="">Second level</text:span></text:p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p text:style-name="a448" text:class-names="" text:cond-style-name=""><text:span text:style-name="a447" text:class-names="">Third level</text:span></text:p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p text:style-name="a451" text:class-names="" text:cond-style-name=""><text:span text:style-name="a4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60" draw:name="Date Placeholder 3" svg:x="10.8316in" svg:y="6.75in" svg:width="1.75in" svg:height="0.39931in" presentation:class="date-time" presentation:placeholder="false">
        <draw:text-box>
          <text:p text:style-name="a459" text:class-names="" text:cond-style-name=""><text:span text:style-name="a457" text:class-names=""><text:date text:fixed="false" style:data-style-name="a458">9/24/2024</text:date></text:span></text:p>
        </draw:text-box>
        <svg:title/>
        <svg:desc/>
      </draw:frame>
      <draw:frame draw:id="id105" presentation:style-name="a463" draw:name="Footer Placeholder 4" svg:x="0.74826in" svg:y="6.75in" svg:width="8.2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06" presentation:style-name="a466" draw:name="Slide Number Placeholder 5" svg:x="11.33333in" svg:y="6.10069in" svg:width="1.24917in" svg:height="0.73264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68">
      <draw:frame draw:id="id107" draw:layer="Master1-bg" presentation:style-name="a471" draw:name="Vertical Title 1" svg:x="9.49826in" svg:y="0.75in" svg:width="2.25in" svg:height="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108" presentation:style-name="a487" draw:name="Vertical Text Placeholder 2" svg:x="0.75in" svg:y="0.75in" svg:width="8.55556in" svg:height="5.80556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91" draw:name="Date Placeholder 3" svg:x="10.8316in" svg:y="6.75in" svg:width="1.75in" svg:height="0.39931in" presentation:class="date-time" presentation:placeholder="false">
        <draw:text-box>
          <text:p text:style-name="a490" text:class-names="" text:cond-style-name=""><text:span text:style-name="a488" text:class-names=""><text:date text:fixed="false" style:data-style-name="a489">9/24/2024</text:date></text:span></text:p>
        </draw:text-box>
        <svg:title/>
        <svg:desc/>
      </draw:frame>
      <draw:frame draw:id="id110" presentation:style-name="a494" draw:name="Footer Placeholder 4" svg:x="0.74826in" svg:y="6.75in" svg:width="8.25in" svg:height="0.39931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111" presentation:style-name="a497" draw:name="Slide Number Placeholder 5" svg:x="11.33333in" svg:y="6.10069in" svg:width="1.24917in" svg:height="0.73264in" presentation:class="page-number" presentation:placeholder="false">
        <draw:text-box>
          <text:p text:style-name="a496" text:class-names="" text:cond-style-name=""><text:span text:style-name="a495" text:class-names=""><text:page-number style:num-format="1" text:fixed="false">‹nº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09-24T20:43:11Z</meta:creation-date>
    <dc:date>2024-09-24T20:56:09Z</dc:date>
    <meta:editing-cycles>41</meta:editing-cycles>
    <meta:editing-duration>PT0S</meta:editing-duration>
    <meta:document-statistic meta:paragraph-count="0" meta:word-count="0"/>
  </office:meta>
</office:document-meta>
</file>